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andon Morr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ZombieMoa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Undeadvoi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  <table:table-row table:style-name="ro1">
          <table:table-cell/>
          <table:table-cell office:value-type="string" calcext:value-type="string">
            <text:p>Minotau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gobli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00/00/00</text:date>, <text:time style:data-style-name="N2" text:time-value="00:13:27.888761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7T00:45:36.106998297</dc:date>
    <meta:editing-duration>P1DT53M41S</meta:editing-duration>
    <meta:editing-cycles>22</meta:editing-cycles>
    <meta:document-statistic meta:table-count="1" meta:cell-count="91" meta:object-count="0"/>
  </office:meta>
</office:document-meta>
</file>